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6564192" text:id="ct116564192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6340072" text:id="ct11634007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007744" text:id="ct115007744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007640" text:id="ct11500764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6342792" text:id="ct116342792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5774760" text:id="ct115774760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1253688" text:id="ct111253688">
          <text:insertion>
            <office:change-info>
              <dc:creator>Luc Saffre</dc:creator>
              <dc:date>2011-05-06T06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um: <text:change-start text:change-id="ct116564192"/>self.date<text:change-end text:change-id="ct116564192"/> <text:s/>Ereignisart: <text:change-start text:change-id="ct116340072"/>self.event_type<text:change-end text:change-id="ct116340072"/> <text:s text:c="2"/>Notizart: <text:change-start text:change-id="ct115007744"/>self.type<text:change-end text:change-id="ct115007744"/> <text:s text:c="2"/>Benutzer: <text:change-start text:change-id="ct115007640"/>self.user<text:change-end text:change-id="ct115007640"/></text:p>
      <text:p text:style-name="Standard">Betreff: <text:change-start text:change-id="ct116342792"/>self.subject<text:change-end text:change-id="ct116342792"/></text:p>
      <text:p text:style-name="Standard">Person: <text:change-start text:change-id="ct115774760"/>self.person<text:change-end text:change-id="ct115774760"/> <text:s text:c="2"/>Firma: <text:change-start text:change-id="ct111253688"/>self.company<text:change-end text:change-id="ct111253688"/></text:p>
      <text:p text:style-name="Standard"/>
      <text:p text:style-name="Standard"/>
      <text:p text:style-name="Standard"><office:annotation><dc:creator>Luc Saffre</dc:creator><dc:date>2011-05-06T06:22:59.95</dc:date><text:p text:style-name="P3"><text:span text:style-name="T2">do text</text:span></text:p><text:p text:style-name="P3"><text:span text:style-name="T2">from html(self.body)</text:span></text:p></office:annotation></text:p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1-06-27T12:49:14.32">27.06.11</text:date></text:span><text:span text:style-name="T1"> um </text:span><text:span text:style-name="T1"><text:time style:data-style-name="N41" text:time-value="2011-06-27T12:49:14.32">12:49:11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1-06-27T12:49:14.26</dc:date>
    <dc:creator>Luc Saffre</dc:creator>
    <meta:editing-duration>PT4H6M9S</meta:editing-duration>
    <meta:editing-cycles>19</meta:editing-cycles>
    <meta:generator>LibreOffice/3.4$Win32 LibreOffice_project/340m1$Build-12</meta:generator>
    <meta:document-statistic meta:table-count="0" meta:image-count="0" meta:object-count="0" meta:page-count="1" meta:paragraph-count="3" meta:word-count="20" meta:character-count="185" meta:non-whitespace-character-count="163"/>
  </office:meta>
</office:document-meta>
</file>